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7264in"/>
    </style:style>
    <style:style style:name="co3" style:family="table-column">
      <style:table-column-properties fo:break-before="auto" style:column-width="2.9063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798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2">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The game sometimes forgets to update the extra resource on the front-end; back-end it is fine. Simply refreshing the page fixes it.</text:p>
          </table:table-cell>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table-cell office:value-type="string" calcext:value-type="string">
            <text:p>Both discard and hand attachments supported.</text:p>
          </table:table-cell>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2">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NVM DOESN’T WORK WITH Exterminatus SINCE IT DOESN’T TARGET A UNIT LMAO THIS CARD IS TERRIBLE</text:p>
          </table:table-cell>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4">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 before command struggles.</text:p>
          </table:table-cell>
        </table:table-row>
        <table:table-row table:style-name="ro2">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3">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3">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3">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Termagants may live unexpectedly if the Swarm Guard is destroyed/leaves play.</text:p>
          </table:table-cell>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Ymgarl Genestealer may live unexpectedly if the Synapse from which it was gaining additional health is destroyed/leaves play.</text:p>
          </table:table-cell>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3">
          <table:table-cell table:style-name="ce2" office:value-type="string" calcext:value-type="string">
            <text:p>Proportion of The Great Devourer cards implemented:</text:p>
          </table:table-cell>
          <table:table-cell/>
          <table:table-cell table:formula="of:=COUNTIF([.C190:.C252];&quot;Yes&quot;)/(63)" office:value-type="float" office:value="0.761904761904762" calcext:value-type="float">
            <text:p>0.761904761904762</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wake the Sleepe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omb Blade Squadr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ng Warrio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reacherous Lhamaea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3">
          <table:table-cell table:style-name="ce2" office:value-type="string" calcext:value-type="string">
            <text:p>Proportion of Legions of Death cards implemented:</text:p>
          </table:table-cell>
          <table:table-cell/>
          <table:table-cell table:formula="of:=COUNTIF([.C257:.C312];&quot;Yes&quot;)/(56)" office:value-type="float" office:value="0" calcext:value-type="float">
            <text:p>0</text:p>
          </table:table-cell>
          <table:table-cell table:number-columns-repeated="2"/>
        </table:table-row>
        <table:table-row table:style-name="ro1" table:number-rows-repeated="1048261">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26">00/00/0000</text:date>, <text:time style:data-style-name="N2" text:time-value="18:06:00.5384657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4-26T20:55:32.508541200</dc:date>
    <meta:editing-duration>P5DT5H27M42S</meta:editing-duration>
    <meta:editing-cycles>183</meta:editing-cycles>
    <meta:generator>LibreOffice/25.2.2.2$Windows_X86_64 LibreOffice_project/7370d4be9e3cf6031a51beef54ff3bda878e3fac</meta:generator>
    <meta:document-statistic meta:table-count="1" meta:cell-count="1010" meta:object-count="0"/>
  </office:meta>
</office:document-meta>
</file>